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ubik"/>
    </style:style>
    <style:style style:name="P2" style:family="paragraph" style:parent-style-name="Standard">
      <style:text-properties style:font-name="Rubik" style:text-underline-style="none"/>
    </style:style>
    <style:style style:name="P3" style:family="paragraph" style:parent-style-name="Text_20_body">
      <style:text-properties style:font-name="Rubik"/>
    </style:style>
    <style:style style:name="P4" style:family="paragraph" style:parent-style-name="Text_20_body" style:list-style-name="L2">
      <style:text-properties style:font-name="Rubik"/>
    </style:style>
    <style:style style:name="P5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Rubik"/>
    </style:style>
    <style:style style:name="T7" style:family="text">
      <style:text-properties style:font-name="Rubik" fo:font-weight="normal" style:font-weight-asian="normal" style:font-weight-complex="normal"/>
    </style:style>
    <style:style style:name="T8" style:family="text">
      <style:text-properties fo:font-variant="normal" fo:text-transform="none" fo:color="#ececec" style:font-name="S hne" fo:font-size="12pt" fo:letter-spacing="normal" fo:font-style="normal" fo:font-weight="normal"/>
    </style:style>
    <style:style style:name="T9" style:family="text">
      <style:text-properties fo:font-variant="normal" fo:text-transform="none" fo:color="#ececec" style:font-name="Rubik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Rubik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line-break/><text:tab/><text:span text:style-name="T3">Advanced Testing Practices Using AWS DevOps Tools - RESUME</text:span></text:p>
      <text:p text:style-name="P1"><text:span text:style-name="T3"/></text:p>
      <text:p text:style-name="P1"><text:span text:style-name="T3"/></text:p>
      <text:p text:style-name="P2"><text:span text:style-name="T1"><text:tab/></text:span><text:span text:style-name="T5">Here's why each of these advanced tools in DevOps are necessary:</text:span></text:p>
      <text:p text:style-name="P2"><text:span text:style-name="T5"/></text:p>
      <text:list xml:id="list3117874938858302350" text:style-name="L2">
        <text:list-item>
          <text:p text:style-name="P5"><text:span text:style-name="Strong_20_Emphasis"><text:span text:style-name="T6">DevOps Review</text:span></text:span><text:span text:style-name="T7">: Regular evaluations of processes, tools, and culture for continuous improvement.</text:span></text:p>
          <text:p text:style-name="P4"><text:span text:style-name="Strong_20_Emphasis">Necessity</text:span><text:span text:style-name="T5">: Regular reviews help teams identify bottlenecks, inefficiencies, and areas for improvement in their DevOps practices, fostering continuous enhancement and innovation</text:span></text:p>
          <text:p text:style-name="P4"><text:span text:style-name="T5"/></text:p>
        </text:list-item>
        <text:list-item>
          <text:p text:style-name="P5"><text:span text:style-name="Strong_20_Emphasis"><text:span text:style-name="T6">Continuous Integration (CI)</text:span></text:span><text:span text:style-name="T7">: Frequently integrating code changes with automated testing.</text:span></text:p>
          <text:p text:style-name="P4"><text:span text:style-name="Strong_20_Emphasis">Necessity</text:span>: CD streamlines the deployment process, reducing manual errors and enabling teams to release software more frequently, reliably, and with minimal downtime, thereby meeting the demands of modern software delivery.</text:p>
          <text:p text:style-name="P4"/>
        </text:list-item>
        <text:list-item>
          <text:p text:style-name="P5"><text:span text:style-name="Strong_20_Emphasis"><text:span text:style-name="T6">Continuous Delivery (CD)</text:span></text:span><text:span text:style-name="T6">: Automating the deployment process for reliable and frequent releases.</text:span></text:p>
          <text:p text:style-name="P4"><text:span text:style-name="Strong_20_Emphasis">Necessity</text:span>: CD streamlines the deployment process, reducing manual errors and enabling teams to release software more frequently, reliably, and with minimal downtime, thereby meeting the demands of modern software delivery.</text:p>
        </text:list-item>
      </text:list>
      <text:p text:style-name="P3"/>
      <text:list xml:id="list33734232" text:continue-numbering="true" text:style-name="L2">
        <text:list-item>
          <text:p text:style-name="P5"><text:span text:style-name="Strong_20_Emphasis"><text:span text:style-name="T6">Continuous Deployment (CD)</text:span></text:span><text:span text:style-name="T6">: Automatically deploying changes to production post-testing.</text:span></text:p>
          <text:p text:style-name="P4"><text:span text:style-name="Strong_20_Emphasis">Necessity</text:span>: CD automates the deployment process further, enabling organizations to deliver new features and updates to users rapidly and continuously, increasing agility, reducing time to market, and facilitating faster feedback loops.</text:p>
        </text:list-item>
      </text:list>
      <text:p text:style-name="P3"/>
      <text:p text:style-name="P3"/>
      <text:p text:style-name="Text_20_body"><text:span text:style-name="T6"><text:tab/>U</text:span><text:span text:style-name="T10">sing advanced DevOps tools and practices is necessary to streamline <text:tab/>development processes, enhance collaboration, automate repetitive tasks, <text:tab/>ensure software quality, and accelerate delivery cycles, ultimately enabling <text:tab/>organizations to remain competitive in today's fast-paced digital landscape.</text:span> </text:p>
      <text:p text:style-name="Text_20_body"><text:line-break/></text:p>
      <text:p text:style-name="Text_20_body"><text:soft-page-break/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48S</meta:editing-duration>
    <meta:editing-cycles>4</meta:editing-cycles>
    <meta:generator>OpenOffice/4.1.15$Win32 OpenOffice.org_project/4115m2$Build-9813</meta:generator>
    <dc:date>2024-05-13T13:47:34.28</dc:date>
    <meta:document-statistic meta:table-count="0" meta:image-count="0" meta:object-count="0" meta:page-count="2" meta:paragraph-count="14" meta:word-count="218" meta:character-count="1656"/>
    <meta:user-defined meta:name="Info 1"/>
    <meta:user-defined meta:name="Info 2"/>
    <meta:user-defined meta:name="Info 3"/>
    <meta:user-defined meta:name="Info 4"/>
  </office:meta>
</office:document-meta>
</file>